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number-columns-repeated="1008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5"/>
          <table:table-cell office:value-type="string" calcext:value-type="string">
            <text:p>Incidence Rate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36,2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 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2,6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.96" calcext:value-type="float">
            <text:p>53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5,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.44" calcext:value-type="float">
            <text:p>93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4,15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98" calcext:value-type="float">
            <text:p>25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4,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1,7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.96" calcext:value-type="float">
            <text:p>44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33,364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3.32" calcext:value-type="float">
            <text:p>73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11,3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aiti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96" calcext:value-type="float">
            <text:p>3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968" calcext:value-type="float">
            <text:p>968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18,968</text:p>
          </table:table-cell>
          <table:table-cell office:value-type="string" calcext:value-type="string">
            <text:p>1,1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5.14" calcext:value-type="float">
            <text:p>185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18,797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.96" calcext:value-type="float">
            <text:p>38.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8,65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1,7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41,160</text:p>
          </table:table-cell>
          <table:table-cell office:value-type="string" calcext:value-type="string">
            <text:p>3,1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.93" calcext:value-type="float">
            <text:p>31.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8,82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13,464</text:p>
          </table:table-cell>
          <table:table-cell office:value-type="string" calcext:value-type="string">
            <text:p>102,6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.12" calcext:value-type="float">
            <text:p>103.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9,56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44" calcext:value-type="float">
            <text:p>34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117,720</text:p>
          </table:table-cell>
          <table:table-cell office:value-type="string" calcext:value-type="string">
            <text:p>102,99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9.22" calcext:value-type="float">
            <text:p>79.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78,6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tigua and Barbud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ub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hama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rbado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yman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uracaog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ena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yan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Jama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ontserrat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Kitts and Nevis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Luci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Vincent and the Grenadine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nt Maarten (Dutch part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riname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inidad and Tobago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urks and Caicos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K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195,809</text:p>
          </table:table-cell>
          <table:table-cell office:value-type="string" calcext:value-type="string">
            <text:p>107,48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30.39" calcext:value-type="float">
            <text:p>30.3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98,01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Epidemiological Week for which information is available.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28</meta:creation-date>
    <dc:date>2018-09-01T10:09:28</dc:date>
    <meta:generator>LibreOffice/5.1.6.2$Linux_X86_64 LibreOffice_project/10m0$Build-2</meta:generator>
    <meta:document-statistic meta:table-count="1" meta:cell-count="48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